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ff00" draw:textarea-horizontal-align="justify" draw:textarea-vertical-align="middle" draw:auto-grow-height="false" fo:min-height="2.154cm" fo:min-width="0cm"/>
    </style:style>
    <style:style style:name="gr2" style:family="graphic" style:parent-style-name="standard">
      <style:graphic-properties draw:fill-color="#cc9900" draw:textarea-horizontal-align="justify" draw:textarea-vertical-align="middle" draw:auto-grow-height="false" fo:min-height="0.15cm" fo:min-width="0.6cm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1.518cm" fo:min-width="0cm"/>
    </style:style>
    <style:style style:name="gr4" style:family="graphic" style:parent-style-name="standard">
      <style:graphic-properties draw:fill-color="#ccff00" draw:textarea-horizontal-align="justify" draw:textarea-vertical-align="middle" draw:auto-grow-height="false" fo:min-height="2.58cm" fo:min-width="1.268cm"/>
    </style:style>
    <style:style style:name="gr5" style:family="graphic" style:parent-style-name="standard">
      <style:graphic-properties draw:fill-color="#eed993" draw:textarea-horizontal-align="justify" draw:textarea-vertical-align="middle" draw:auto-grow-height="false" fo:min-height="2.084cm" fo:min-width="1.764cm"/>
    </style:style>
    <style:style style:name="gr6" style:family="graphic" style:parent-style-name="standard">
      <style:graphic-properties draw:fill-color="#cc9900" draw:textarea-horizontal-align="justify" draw:textarea-vertical-align="middle" draw:auto-grow-height="false" fo:min-height="0.174cm" fo:min-width="1.764cm"/>
    </style:style>
    <style:style style:name="gr7" style:family="graphic" style:parent-style-name="standard">
      <style:graphic-properties draw:fill-color="#996600" draw:textarea-horizontal-align="justify" draw:textarea-vertical-align="middle" draw:auto-grow-height="false" fo:min-height="0.05cm" fo:min-width="2.7cm"/>
    </style:style>
    <style:style style:name="gr8" style:family="graphic" style:parent-style-name="standard">
      <style:graphic-properties draw:fill-color="#cc9900" draw:textarea-horizontal-align="justify" draw:textarea-vertical-align="middle" draw:auto-grow-height="false" fo:min-height="0.104cm" fo:min-width="1.622cm"/>
    </style:style>
    <style:style style:name="gr9" style:family="graphic" style:parent-style-name="standard">
      <style:graphic-properties draw:fill-color="#ffff00" draw:textarea-vertical-align="middle"/>
    </style:style>
    <style:style style:name="gr10" style:family="graphic" style:parent-style-name="standard">
      <style:graphic-properties draw:fill-color="#99ff33" draw:textarea-vertical-align="middle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fill-color="#cc0000" draw:textarea-vertical-align="middle"/>
    </style:style>
    <style:style style:name="gr13" style:family="graphic" style:parent-style-name="standard">
      <style:graphic-properties draw:fill-color="#00cccc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0.528cm" fo:min-width="0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0.527cm" fo:min-width="0cm"/>
    </style:style>
    <style:style style:name="gr16" style:family="graphic" style:parent-style-name="standard">
      <style:graphic-properties draw:fill-color="#000000" draw:textarea-horizontal-align="justify" draw:textarea-vertical-align="middle" draw:auto-grow-height="false" fo:min-height="0.246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-color="#ccff00"/>
      <style:paragraph-properties fo:text-align="center"/>
    </style:style>
    <style:style style:name="P2" style:family="paragraph">
      <loext:graphic-properties draw:fill-color="#cc9900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-color="#eed993"/>
      <style:paragraph-properties fo:text-align="center"/>
    </style:style>
    <style:style style:name="P5" style:family="paragraph">
      <loext:graphic-properties draw:fill-color="#996600"/>
      <style:paragraph-properties fo:text-align="center"/>
    </style:style>
    <style:style style:name="P6" style:family="paragraph">
      <loext:graphic-properties draw:fill-color="#ffff00"/>
      <style:paragraph-properties fo:text-align="center"/>
    </style:style>
    <style:style style:name="P7" style:family="paragraph">
      <loext:graphic-properties draw:fill-color="#99ff33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cc0000"/>
      <style:paragraph-properties fo:text-align="center"/>
    </style:style>
    <style:style style:name="P10" style:family="paragraph">
      <loext:graphic-properties draw:fill-color="#00cccc"/>
      <style:paragraph-properties fo:text-align="center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style:text-properties fo:color="#000000" fo:font-size="48pt" fo:text-shadow="1pt 1pt" style:font-size-asian="48pt" style:font-size-complex="48pt"/>
    </style:style>
    <style:style style:name="P13" style:family="paragraph">
      <loext:graphic-properties draw:fill="none" draw:fill-color="#ffffff"/>
      <style:text-properties fo:color="#000000" fo:font-size="48pt" fo:text-shadow="1pt 1pt" style:font-size-asian="48pt" style:font-size-complex="48pt"/>
    </style:style>
    <style:style style:name="T1" style:family="text">
      <style:text-properties fo:color="#000000" fo:font-size="48pt" fo:text-shadow="1pt 1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7cm" svg:height="3.4cm" draw:transform="rotate (0.804247719318988) translate (0.3cm 19.10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cm" svg:height="3.4cm" draw:transform="rotate (-0.599869663910452) translate (5.922cm 18.1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cm" svg:height="0.4cm" svg:x="1.9cm" svg:y="24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1cm" svg:height="0.4cm" svg:x="3.9cm" svg:y="24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cm" svg:height="2.5cm" svg:x="3.701cm" svg:y="22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cm" svg:height="2.5cm" svg:x="2.6cm" svg:y="2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5cm" svg:height="4cm" svg:x="2.3cm" svg:y="1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3.2cm" svg:height="3.3cm" svg:x="2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3.2cm" svg:height="0.6cm" svg:x="1.6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3.2cm" svg:height="0.3cm" svg:x="1.7cm" svg:y="5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cm" svg:height="0.5cm" svg:x="1.7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9" draw:text-style-name="P6" draw:layer="layout" svg:width="3.345cm" svg:height="0.561cm" svg:x="1.554cm" svg:y="5.7cm" svg:viewBox="0 0 3346 562" svg:d="M118 0c-24 192-366 944 238 318 301-311 301 391 847 0 279-200 570 46 899 105 296 53 592-154 900-105l291-106 53-53z">
          <text:p/>
        </draw:path>
        <draw:path draw:style-name="gr10" draw:text-style-name="P7" draw:layer="layout" svg:width="3.463cm" svg:height="0.581cm" svg:x="1.3cm" svg:y="5.3cm" svg:viewBox="0 0 3464 582" svg:d="M633 127c-237-179-914 173-503 424 243 148 372-284 847-265 512 20 672 154 873-26 770-691 109 211 688 238 395 18 489-455 873-265l53-185z">
          <text:p/>
        </draw:path>
        <draw:path draw:style-name="gr11" draw:text-style-name="P8" draw:layer="layout" svg:width="0.629cm" svg:height="1.336cm" draw:transform="rotate (-1.21003677040767) translate (4.00855258947431cm 18.2915581199896cm)" svg:viewBox="0 0 630 1337" svg:d="M0 1287c342 182 624-174 630-469l-52-388-86-371-6-59">
          <text:p/>
        </draw:path>
        <draw:path draw:style-name="gr12" draw:text-style-name="P9" draw:layer="layout" svg:width="0.64cm" svg:height="0.384cm" draw:transform="rotate (0.23684117949563) translate (3.42225406030838cm 18.9958839017773cm)" svg:viewBox="0 0 641 385" svg:d="M0 183c137 454 705 32 635-183h-26z">
          <text:p/>
        </draw:path>
        <draw:custom-shape draw:style-name="gr13" draw:text-style-name="P10" draw:layer="layout" svg:width="0.1cm" svg:height="0.1cm" svg:x="4.1cm" svg:y="18.7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polyline draw:style-name="gr11" draw:text-style-name="P8" draw:layer="layout" svg:width="0.713cm" svg:height="0.29cm" draw:transform="rotate (-3.14159265358979) translate (3.3cm 17.191cm)" svg:viewBox="0 0 714 291" draw:points="0,291 317,291 582,212 714,0">
          <text:p/>
        </draw:polyline>
        <draw:path draw:style-name="gr11" draw:text-style-name="P8" draw:layer="layout" svg:width="0.726cm" svg:height="0.269cm" draw:transform="rotate (0.219038821125288) translate (3.7cm 16.853cm)" svg:viewBox="0 0 727 270" svg:d="M0 0l270 6 273 115 184 149">
          <text:p/>
        </draw:path>
        <draw:custom-shape draw:style-name="gr14" draw:text-style-name="P11" draw:layer="layout" svg:width="0.6cm" svg:height="1.1cm" svg:x="2.7cm" svg:y="1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draw:layer="layout" svg:width="0.6cm" svg:height="1.099cm" svg:x="3.8cm" svg:y="17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0.6cm" svg:height="0.7cm" svg:x="2.7cm" svg:y="1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0.5cm" svg:height="0.7cm" svg:x="3.9cm" svg:y="17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7" draw:text-style-name="P13" draw:layer="layout" svg:width="9.244cm" svg:height="2.143cm" svg:x="4.6cm" svg:y="13.6cm">
          <draw:text-box>
            <text:p text:style-name="P12"><text:span text:style-name="T1">Game Ov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9T11:22:37.028313344</meta:creation-date>
    <meta:editing-duration>PT1H44M40S</meta:editing-duration>
    <meta:editing-cycles>4</meta:editing-cycles>
    <meta:generator>LibreOffice/5.2.7.2$Linux_ARM_EABI LibreOffice_project/528e71104c3fcc3637004cef595401b05295414c</meta:generator>
    <dc:date>2017-11-09T14:59:41.948806939</dc:date>
    <meta:document-statistic meta:object-count="23"/>
  </office:meta>
</office:document-meta>
</file>